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daee3" draw:textarea-horizontal-align="justify" draw:textarea-vertical-align="middle" draw:auto-grow-height="false" fo:min-height="1.401cm" fo:min-width="3.564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ef8ae" draw:textarea-horizontal-align="justify" draw:textarea-vertical-align="middle" draw:auto-grow-height="false" fo:min-height="2.263cm" fo:min-width="3.818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401cm" fo:min-width="3.564cm" style:writing-mode="lr-tb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401cm" fo:min-width="3.564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ee3"/>
      <style:paragraph-properties fo:text-align="center" style:writing-mode="lr-tb"/>
    </style:style>
    <style:style style:name="P3" style:family="paragraph">
      <loext:graphic-properties draw:fill="solid" draw:fill-color="#fef8ae"/>
      <style:paragraph-properties fo:text-align="center" style:writing-mode="lr-tb"/>
    </style:style>
    <style:style style:name="P4" style:family="paragraph">
      <loext:graphic-properties draw:fill="solid" draw:fill-color="#ff818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1.651cm" svg:x="0.364cm" svg:y="1.65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13cm" svg:x="6.079cm" svg:y="2.282cm">
          <text:p text:style-name="P1">Vulkan<text:line-break/>Loa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11.921cm" svg:y="0.955cm">
          <text:p text:style-name="P1">Vulkan<text:line-break/>Dri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51cm" svg:x="0.364cm" svg:y="3.68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11.921cm" svg:y="3.055cm">
          <text:p text:style-name="P1">Vulkan<text:line-break/>Driver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555cm" svg:y1="2.617cm" svg:x2="5.952cm" svg:y2="3.252cm">
          <text:p/>
        </draw:line>
        <draw:line draw:style-name="gr4" draw:text-style-name="P5" draw:layer="layout" svg:x1="4.555cm" svg:y1="4.449cm" svg:x2="5.952cm" svg:y2="3.941cm">
          <text:p/>
        </draw:line>
        <draw:line draw:style-name="gr4" draw:text-style-name="P5" draw:layer="layout" svg:x1="10.525cm" svg:y1="3.251cm" svg:x2="11.794cm" svg:y2="1.971cm">
          <text:p/>
        </draw:line>
        <draw:line draw:style-name="gr4" draw:text-style-name="P5" draw:layer="layout" svg:x1="10.525cm" svg:y1="3.659cm" svg:x2="11.794cm" svg:y2="3.895cm">
          <text:p/>
        </draw:line>
        <draw:custom-shape draw:style-name="gr5" draw:text-style-name="P6" draw:layer="layout" svg:width="4.064cm" svg:height="1.651cm" svg:x="17.509cm" svg:y="0.355cm">
          <text:p text:style-name="P1">Physical<text:line-break/>Devic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112cm" svg:y1="1.838cm" svg:x2="17.383cm" svg:y2="1.219cm">
          <text:p/>
        </draw:line>
        <draw:custom-shape draw:style-name="gr5" draw:text-style-name="P6" draw:layer="layout" svg:width="4.064cm" svg:height="1.651cm" svg:x="17.509cm" svg:y="2.463cm">
          <text:p text:style-name="P1">Physical<text:line-break/>Devic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113cm" svg:y1="3.759cm" svg:x2="17.383cm" svg:y2="3.378cm">
          <text:p/>
        </draw:line>
        <draw:custom-shape draw:style-name="gr5" draw:text-style-name="P6" draw:layer="layout" svg:width="4.064cm" svg:height="1.651cm" svg:x="17.509cm" svg:y="4.563cm">
          <text:p text:style-name="P1">Physical<text:line-break/>Devic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113cm" svg:y1="4.14cm" svg:x2="17.383cm" svg:y2="5.41cm">
          <text:p/>
        </draw:line>
        <draw:custom-shape draw:style-name="gr3" draw:text-style-name="P4" draw:layer="layout" svg:width="4.064cm" svg:height="1.651cm" svg:x="11.922cm" svg:y="5.11cm">
          <text:p text:style-name="P1">Vulkan<text:line-break/>”CPU” Driver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525cm" svg:y1="4.089cm" svg:x2="11.82cm" svg:y2="5.7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895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5T15:20:07.518422895</meta:creation-date>
    <dc:date>2025-02-16T14:02:44.492000000</dc:date>
    <meta:editing-duration>PT1H27M50S</meta:editing-duration>
    <meta:editing-cycles>5</meta:editing-cycles>
    <meta:generator>LibreOffice/7.5.5.2$Windows_X86_64 LibreOffice_project/ca8fe7424262805f223b9a2334bc7181abbcbf5e</meta:generator>
    <meta:document-statistic meta:object-count="17"/>
  </office:meta>
</office:document-meta>
</file>